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MarkupConfigurer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TemplateResolver.configure( ClassLoader templateClassLoader , Template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TemplateResolver.resolveTemplate( String templa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MarkupConfigurer.getResourceLoad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MarkupConfigur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MarkupConfigurer.createTemplateEng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ovyMarkupConfigur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MarkupConfigurer.setResourceLoaderPath( String resourceLoad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MarkupConfigurer.createTemplateClassLoad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roovyMarkupConfigurer.resolveTemplate( ClassLoader classLoader , String template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oovyMarkupConfigurer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MarkupConfigurer.getTemplate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MarkupConfigurer.setTemplateEngine( MarkupTemplateEngine template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